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style:font-name="FreeSans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FreeSans" officeooo:rsid="000ca440" officeooo:paragraph-rsid="000ca440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FreeSans" officeooo:rsid="0018b470" officeooo:paragraph-rsid="0018b470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18bdfc" officeooo:paragraph-rsid="000ca440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paragraph-rsid="000a49f7" style:font-size-asian="11pt" style:font-size-complex="11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16debf" officeooo:paragraph-rsid="000a49f7" style:font-size-asian="11pt" style:font-size-complex="11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paragraph-rsid="000a49f7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style:font-name="FreeSans" officeooo:rsid="001a6dce" officeooo:paragraph-rsid="001a6dce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FreeSans" officeooo:rsid="001d6e50" officeooo:paragraph-rsid="001d6e50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FreeSans" officeooo:rsid="00205b9b" officeooo:paragraph-rsid="00205b9b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FreeSans" officeooo:rsid="00227c2d" officeooo:paragraph-rsid="00227c2d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FreeSans" officeooo:rsid="002766a5" officeooo:paragraph-rsid="002766a5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weight-asian="normal" style:font-size-complex="11pt" style:font-weight-complex="normal"/>
    </style:style>
    <style:style style:name="P18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reeSans" fo:font-size="14pt" fo:font-weight="bold" officeooo:rsid="0025cc75" officeooo:paragraph-rsid="0025cc75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rsid="000ca440" officeooo:paragraph-rsid="00246a9f"/>
    </style:style>
    <style:style style:name="T1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000000" fo:font-size="11pt" fo:letter-spacing="normal" fo:font-style="normal" fo:font-weight="normal" officeooo:rsid="0016debf" style:font-size-asian="11pt" style:font-size-complex="11pt"/>
    </style:style>
    <style:style style:name="T3" style:family="text">
      <style:text-properties fo:font-variant="normal" fo:text-transform="none" fo:color="#000000" fo:font-size="11pt" fo:letter-spacing="normal" fo:font-style="normal" fo:font-weight="normal" officeooo:rsid="00246a9f" style:font-size-asian="11pt" style:font-size-complex="11pt"/>
    </style:style>
    <style:style style:name="T4" style:family="text">
      <style:text-properties officeooo:rsid="001b4930"/>
    </style:style>
    <style:style style:name="T5" style:family="text">
      <style:text-properties officeooo:rsid="00246a9f"/>
    </style:style>
    <style:style style:name="T6" style:family="text">
      <style:text-properties officeooo:rsid="002562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Moeda digital pode ser o caminho para ganhar dinheiro e divertir investidores</text:p>
      <text:p text:style-name="P1"/>
      <text:p text:style-name="P1"><text:s/></text:p>
      <text:p text:style-name="P15">Palestra sobre a Bitcoin atraiu muitos participantes no primeiro dia do Fórum Internacional Software Livre (FISL), que ocorre até sábado na PUCRS</text:p>
      <text:p text:style-name="P15"><text:s/></text:p>
      <text:p text:style-name="P15"></text:p>
      <text:p text:style-name="P15">Para ganhar dinheiro ou para diversão, a Bitcoin atrai cada vez mais seguidores. A moeda digital foi tema de palestra durante a 15a edição do Fórum Internacional Software Livre (FISL), que ocorre até sábado (10/05), no Centro de Eventos da PUCRS. De acordo com o community manager do eMasters, Kemel Zaidan, o interesse pela moeda tem diversos motivos. O palestrante, porém, garantiu que prefere estudar a tecnologia empregada neste sistema.</text:p>
      <text:p text:style-name="P15"></text:p>
      <text:p text:style-name="P15">- A comunidade de usuários da Bitcoin tem de tudo. Tem especulador tentando ganhar dinheiro, capitalista selvagem pensando que esta é uma boa oportunidade de investimento para ganhar mais, tem ativista achando que é uma forma de diminuir a dependência da economia em relação aos bancos e governos - afirmou Kemel Zaidan, que respondeu a uma série de questões dos interessados após a palestra no FISL.</text:p>
      <text:p text:style-name="P15"></text:p>
      <text:p text:style-name="P15">A palestra de Kemel Zaidan demonstrou o que é a Bitcoin, como essa moeda funciona e quais as características. O profissional destacou que o sistema da Bitcoin é um ótimo exemplo de software livre.</text:p>
      <text:p text:style-name="P15"></text:p>
      <text:p text:style-name="P15">- A Bitcoin é puro software livre. O protocolo é aberto, os softwares são livres e desenvolvidos de maneira aberta e colaborativa. As decisões também são tomadas de forma aberta e colaborativa. É um bom exemplo de software livre e aberto, caso de sucesso - ressaltou.</text:p>
      <text:p text:style-name="P15"></text:p>
      <text:p text:style-name="P15">A Bitcoin é uma criptomoeda (moeda cujas operações são protegidas com criptografia) online, ou seja, uma moeda virtual, cuja criação e transferência é baseada em protocolos. É diferente de uma moeda convencional, não há uma instituição financeira por trás. Todas as transações são feitas de uma pessoa para a outra, sem intermediários e quanto mais pessoas usarem, maior valor ela terá.</text:p>
      <text:p text:style-name="P2"/>
      <text:p text:style-name="P2">O FISL ocorre de 7 a 10 de maio no Centro de Eventos da PUCRS, localizado na Avenida Ipiranga, n° 6681. A programação completa, outras informações e inscrições podem ser obtidos no site <text:a xlink:type="simple" xlink:href="http://www.fisl.org.br/">www.fisl.org.br</text:a>. </text:p>
      <text:p text:style-name="P6"/>
      <text:p text:style-name="P6">Sobre o FISL </text:p>
      <text:p text:style-name="P5"/>
      <text:p text:style-name="P5">O Fórum Internacional Software Livre esteve sempre propondo os debates mais prementes sobre tecnologia e liberdade. O sucesso é resultado do trabalho, da colaboração e do envolvimento de milhares de pessoas que acreditam nas soluções tecnológicas e educacionais livres, no conhecimento como bem público e na força de tecnologias de informação como ferramentas de empoderamento para a democracia. </text:p>
      <text:p text:style-name="P5"/>
      <text:p text:style-name="P6">Assessoria de Imprensa </text:p>
      <text:p text:style-name="P5">Fones: (51) 3361.6016 / (51) 8536.0690 / (51) 8536.0691 </text:p>
      <text:p text:style-name="P5">E-mail: <text:s/>playpress@playpress.com.br</text:p>
      <text:p text:style-name="P5"/>
      <text:p text:style-name="P5">Redação: Mariana da Rosa </text:p>
      <text:p text:style-name="P5">Coordenação: Marcelo Matusiak</text:p>
      <text:p text:style-name="P4"/>
      <text:p text:style-name="P7">Material promocional do FISL e logotipo em alta resolução e vetorial:</text:p>
      <text:p text:style-name="P10"><text:a xlink:type="simple" xlink:href="http://comunicacao.softwarelivre.org/fisl15"><text:span text:style-name="T2">http://comunicacao.softwarelivre.org/fisl15</text:span></text:a></text:p>
      <text:p text:style-name="P9"><text:soft-page-break/></text:p>
      <text:p text:style-name="P8">Fotos <text:span text:style-name="T5">do </text:span>FISL <text:span text:style-name="T6">2014</text:span>:</text:p>
      <text:p text:style-name="P19"><text:a xlink:type="simple" xlink:href="https://www.flickr.com/fislquinze"><text:span text:style-name="T3">https://www.flickr.com/fislquinze</text:span></text:a></text:p>
      <text:p text:style-name="P19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yPress</meta:initial-creator>
    <dc:creator>Adriana </dc:creator>
    <meta:editing-cycles>21</meta:editing-cycles>
    <meta:creation-date>2014-04-30T13:37:00</meta:creation-date>
    <dc:date>2014-05-08T14:59:09.936227014</dc:date>
    <meta:editing-duration>PT3H6M54S</meta:editing-duration>
    <meta:generator>LibreOffice/4.1.2.3$Linux_X86_64 LibreOffice_project/410m0$Build-3</meta:generator>
    <meta:document-statistic meta:table-count="0" meta:image-count="0" meta:object-count="0" meta:page-count="2" meta:paragraph-count="26" meta:word-count="444" meta:character-count="2869" meta:non-whitespace-character-count="242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